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23_T11_tuning" table:style-name="ta1">
        <table:shapes>
          <draw:frame draw:z-index="0" draw:style-name="gr1" draw:text-style-name="P1" svg:width="6.2988in" svg:height="3.5429in" svg:x="6.2795in" svg:y="0.2067in">
            <draw:object draw:notify-on-update-of-ranges="M_201028_FU_M23_T11_tuning.B1:M_201028_FU_M23_T11_tuning.B1 M_201028_FU_M23_T11_tuning.B2:M_201028_FU_M23_T11_tuning.B21 M_201028_FU_M23_T11_tuning.E1:M_201028_FU_M23_T11_tuning.E1 M_201028_FU_M23_T11_tuning.E2:M_201028_FU_M23_T11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767030126331" calcext:value-type="float">
            <text:p>-0.017767030126331</text:p>
          </table:table-cell>
          <table:table-cell office:value-type="float" office:value="-7.77845588062079" calcext:value-type="float">
            <text:p>-7.7784558806207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0721431235741" calcext:value-type="float">
            <text:p>-0.022072143123574</text:p>
          </table:table-cell>
          <table:table-cell office:value-type="float" office:value="-8.07263853914341" calcext:value-type="float">
            <text:p>-8.0726385391434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27767933838231" calcext:value-type="float">
            <text:p>-0.042776793383823</text:p>
          </table:table-cell>
          <table:table-cell office:value-type="float" office:value="-8.2964273904547" calcext:value-type="float">
            <text:p>-8.296427390454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568670993778146" calcext:value-type="float">
            <text:p>-0.056867099377815</text:p>
          </table:table-cell>
          <table:table-cell office:value-type="float" office:value="-8.47322670518551" calcext:value-type="float">
            <text:p>-8.4732267051855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585041085265586" calcext:value-type="float">
            <text:p>-0.058504108526559</text:p>
          </table:table-cell>
          <table:table-cell office:value-type="float" office:value="-8.6187754572239" calcext:value-type="float">
            <text:p>-8.61877545722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590444224495345" calcext:value-type="float">
            <text:p>-0.059044422449535</text:p>
          </table:table-cell>
          <table:table-cell office:value-type="float" office:value="-8.74379641457217" calcext:value-type="float">
            <text:p>-8.7437964145721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550612856569338" calcext:value-type="float">
            <text:p>-0.055061285656934</text:p>
          </table:table-cell>
          <table:table-cell office:value-type="float" office:value="-8.85210180102337" calcext:value-type="float">
            <text:p>-8.8521018010233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610834704928115" calcext:value-type="float">
            <text:p>-0.061083470492812</text:p>
          </table:table-cell>
          <table:table-cell office:value-type="float" office:value="-8.9495806218155" calcext:value-type="float">
            <text:p>-8.949580621815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600079347414092" calcext:value-type="float">
            <text:p>-0.060007934741409</text:p>
          </table:table-cell>
          <table:table-cell office:value-type="float" office:value="-9.47234083717442" calcext:value-type="float">
            <text:p>-9.4723408371744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70713032132953" calcext:value-type="float">
            <text:p>-0.070713032132953</text:p>
          </table:table-cell>
          <table:table-cell office:value-type="float" office:value="-11.5519560209499" calcext:value-type="float">
            <text:p>-11.551956020949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695205738562829" calcext:value-type="float">
            <text:p>-0.069520573856283</text:p>
          </table:table-cell>
          <table:table-cell office:value-type="float" office:value="-14.0958182840044" calcext:value-type="float">
            <text:p>-14.095818284004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794190699217952" calcext:value-type="float">
            <text:p>-0.079419069921795</text:p>
          </table:table-cell>
          <table:table-cell office:value-type="float" office:value="-15.6117345076522" calcext:value-type="float">
            <text:p>-15.61173450765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10076355312543" calcext:value-type="float">
            <text:p>-0.10076355312543</text:p>
          </table:table-cell>
          <table:table-cell office:value-type="float" office:value="-16.2261072525948" calcext:value-type="float">
            <text:p>-16.226107252594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110284096947969" calcext:value-type="float">
            <text:p>-0.110284096947969</text:p>
          </table:table-cell>
          <table:table-cell office:value-type="float" office:value="-16.5503079937137" calcext:value-type="float">
            <text:p>-16.550307993713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126399506456036" calcext:value-type="float">
            <text:p>-0.126399506456036</text:p>
          </table:table-cell>
          <table:table-cell office:value-type="float" office:value="-16.7368488612061" calcext:value-type="float">
            <text:p>-16.736848861206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144573545864884" calcext:value-type="float">
            <text:p>-0.144573545864884</text:p>
          </table:table-cell>
          <table:table-cell office:value-type="float" office:value="-16.8631225007062" calcext:value-type="float">
            <text:p>-16.863122500706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169548505327977" calcext:value-type="float">
            <text:p>-0.169548505327977</text:p>
          </table:table-cell>
          <table:table-cell office:value-type="float" office:value="-16.9708773717284" calcext:value-type="float">
            <text:p>-16.970877371728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194163727016579" calcext:value-type="float">
            <text:p>-0.194163727016579</text:p>
          </table:table-cell>
          <table:table-cell office:value-type="float" office:value="-17.0592284995168" calcext:value-type="float">
            <text:p>-17.059228499516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218810978019312" calcext:value-type="float">
            <text:p>-0.218810978019312</text:p>
          </table:table-cell>
          <table:table-cell office:value-type="float" office:value="-17.131320721827" calcext:value-type="float">
            <text:p>-17.13132072182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226599361839313" calcext:value-type="float">
            <text:p>-0.226599361839313</text:p>
          </table:table-cell>
          <table:table-cell office:value-type="float" office:value="-17.2064528164177" calcext:value-type="float">
            <text:p>-17.2064528164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7:41:03.439363214</dc:date>
    <meta:editing-duration>PT6M30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23_T11_tuning.B1:M_201028_FU_M23_T11_tuning.B21 M_201028_FU_M23_T11_tuning.E1:M_201028_FU_M23_T11_tuning.E21" chart:data-source-has-labels="both" svg:x="0.32cm" svg:y="0.18cm" svg:width="12.376cm" svg:height="8.64cm">
          <chartooo:coordinate-region svg:x="1.338cm" svg:y="0.379cm" svg:width="11.172cm" svg:height="8.242cm"/>
          <chart:axis chart:dimension="x" chart:name="primary-x" chart:style-name="ch4" chartooo:axis-type="auto">
            <chartooo:date-scale/>
            <chart:categories table:cell-range-address="M_201028_FU_M23_T11_tuning.B2:M_201028_FU_M23_T11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23_T11_tuning.E2:M_201028_FU_M23_T11_tuning.E21" chart:label-cell-address="M_201028_FU_M23_T11_tuning.E1:M_201028_FU_M23_T11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23_T11_tuning.E1:M_201028_FU_M23_T11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23_T11_tuning.B2:M_201028_FU_M23_T11_tuning.B21</svg:desc>
                </draw:g>
              </table:table-cell>
              <table:table-cell office:value-type="float" office:value="-0.017767030126331">
                <text:p>-0.017767030126331</text:p>
                <draw:g>
                  <svg:desc>M_201028_FU_M23_T11_tuning.E2:M_201028_FU_M23_T11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220721431235741">
                <text:p>-0.02207214312357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427767933838231">
                <text:p>-0.04277679338382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568670993778146">
                <text:p>-0.05686709937781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585041085265586">
                <text:p>-0.05850410852655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590444224495345">
                <text:p>-0.05904442244953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550612856569338">
                <text:p>-0.05506128565693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610834704928115">
                <text:p>-0.06108347049281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600079347414092">
                <text:p>-0.0600079347414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70713032132953">
                <text:p>-0.0707130321329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695205738562829">
                <text:p>-0.06952057385628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794190699217952">
                <text:p>-0.07941906992179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10076355312543">
                <text:p>-0.100763553125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110284096947969">
                <text:p>-0.1102840969479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26399506456036">
                <text:p>-0.1263995064560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44573545864884">
                <text:p>-0.1445735458648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169548505327977">
                <text:p>-0.1695485053279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194163727016579">
                <text:p>-0.1941637270165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218810978019312">
                <text:p>-0.2188109780193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226599361839313">
                <text:p>-0.226599361839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